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URA QUISPE, MARIA BEATRI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67378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ACN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20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URA QUISPE, MARIA BEATRI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6737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520 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4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448600</text:p>
          </table:table-cell>
          <table:table-cell table:style-name="Tabla2.D3" office:value-type="string">
            <text:p text:style-name="P23">14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16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